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agnostics.Diagnostics( AnnotationProcessor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setHasErrors( boolean had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Warning( AnnotationMirror ann , String messageKey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Warning( AnnotationValue annVal , String messageKey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Error( AnnotationMirror ann , String messageKey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agnostics.getAnnotationProcessor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Warning( Declaration decl , String messageKey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ErrorArrayArgs( AnnotationMirror ann , String message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agnostics.has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Error( Declaration decl , String messageKey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agnostics.addError( AnnotationValue annVal , String messageKey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